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24-02-07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23-03-0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22-02-03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21-01-08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20-02-21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19-02-08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7936" calcext:value-type="float">
            <text:p>68.0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18-02-09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17-01-25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16-01-14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15-02-06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12-12-19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12-02-01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10-12-15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09-12-17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09-02-23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08-02-04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07-01-23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06-01-3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05-02-14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04-01-14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03-01-1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02-01-30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01-02-15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2000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1997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904095414801</text:p>
          </table:table-cell>
          <table:table-cell office:value-type="string" calcext:value-type="string">
            <text:p>197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